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ff6600"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marker-start="Circle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svg:stroke-color="#9900ff" draw:fill="none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marker-end="Arrow" draw:fill="none" draw:textarea-vertical-align="middle"/>
    </style:style>
    <style:style style:name="gr8" style:family="graphic" style:parent-style-name="standard">
      <style:graphic-properties svg:stroke-color="#808080" draw:fill="non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999999"/>
    </style:style>
    <style:style style:name="T1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xml:id="id3" draw:id="id3" draw:layer="layout" svg:width="4.064cm" svg:height="1.778cm" svg:x="2.016cm" svg:y="6.743cm">
          <text:p text:style-name="P1">Rotation</text:p>
          <text:p text:style-name="P1">Sensors</text:p>
        </draw:ellipse>
        <draw:ellipse draw:style-name="gr1" draw:text-style-name="P1" xml:id="id6" draw:id="id6" draw:layer="layout" svg:width="4.064cm" svg:height="1.778cm" svg:x="1.762cm" svg:y="12.448cm">
          <text:p text:style-name="P1">Accel</text:p>
          <text:p text:style-name="P1">Sensors</text:p>
        </draw:ellipse>
        <draw:ellipse draw:style-name="gr1" draw:text-style-name="P1" draw:layer="layout" svg:width="4.064cm" svg:height="1.778cm" svg:x="1.762cm" svg:y="17.68cm">
          <text:p text:style-name="P1">Magnetic</text:p>
          <text:p text:style-name="P1">Sensors</text:p>
        </draw:ellipse>
        <draw:ellipse draw:style-name="gr1" draw:text-style-name="P1" draw:layer="layout" svg:width="4.064cm" svg:height="4.098cm" svg:x="1.889cm" svg:y="25.892cm">
          <text:p text:style-name="P1">Air Pres.</text:p>
          <text:p text:style-name="P1">Sensors</text:p>
          <text:p text:style-name="P1">(Pitot +</text:p>
          <text:p text:style-name="P1">Static)</text:p>
        </draw:ellipse>
        <draw:ellipse draw:style-name="gr1" draw:text-style-name="P1" xml:id="id23" draw:id="id23" draw:layer="layout" svg:width="4.064cm" svg:height="1.778cm" svg:x="1.762cm" svg:y="32.544cm">
          <text:p text:style-name="P1">GPS Feed</text:p>
        </draw:ellipse>
        <draw:custom-shape draw:style-name="gr2" draw:text-style-name="P1" xml:id="id4" draw:id="id4" draw:layer="layout" svg:width="3.683cm" svg:height="1.524cm" svg:x="28.432cm" svg:y="8.902cm">
          <text:p text:style-name="P1">Ro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3" draw:id="id13" draw:layer="layout" svg:width="4.699cm" svg:height="2.243cm" svg:x="6.715cm" svg:y="17.256cm">
          <text:p text:style-name="P1">Heading</text:p>
          <text:p text:style-name="P1">Computed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4" draw:text-style-name="P1" draw:layer="layout" svg:x1="5.826cm" svg:y1="18.696cm" svg:x2="6.842cm" svg:y2="18.145cm">
          <text:p/>
        </draw:line>
        <draw:custom-shape draw:style-name="gr2" draw:text-style-name="P1" xml:id="id20" draw:id="id20" draw:layer="layout" svg:width="4.191cm" svg:height="1.524cm" svg:x="7.477cm" svg:y="32.895cm">
          <text:p text:style-name="P1">Track Rate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ellipse draw:style-name="gr1" draw:text-style-name="P1" xml:id="id40" draw:id="id40" draw:layer="layout" svg:width="4.064cm" svg:height="1.778cm" svg:x="1.889cm" svg:y="30.312cm">
          <text:p text:style-name="P1">Temp</text:p>
          <text:p text:style-name="P1">Sensors</text:p>
        </draw:ellipse>
        <draw:custom-shape draw:style-name="gr3" draw:text-style-name="P1" xml:id="id17" draw:id="id17" draw:layer="layout" svg:width="3.81cm" svg:height="1.778cm" svg:x="13.192cm" svg:y="28.432cm">
          <text:p text:style-name="P1">Altitude</text:p>
          <text:p text:style-name="P1">Computed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4" draw:text-style-name="P1" draw:layer="layout" svg:x1="5.826cm" svg:y1="28.432cm" svg:x2="7.858cm" svg:y2="29.448cm">
          <text:p/>
        </draw:line>
        <draw:custom-shape draw:style-name="gr2" draw:text-style-name="P1" xml:id="id1" draw:id="id1" draw:layer="layout" svg:width="3.683cm" svg:height="2.286cm" svg:x="7.223cm" svg:y="11.823cm">
          <text:p text:style-name="P1">Pitch</text:p>
          <text:p text:style-name="P1">Estimate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" draw:text-style-name="P1" xml:id="id5" draw:id="id5" draw:layer="layout" svg:width="3.302cm" svg:height="1.778cm" svg:x="6.461cm" svg:y="14.363cm">
          <text:p text:style-name="P1">Ground</text:p>
          <text:p text:style-name="P1">Roll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" draw:text-style-name="P1" xml:id="id8" draw:id="id8" draw:layer="layout" svg:width="3.81cm" svg:height="2.032cm" svg:x="16.24cm" svg:y="17.2cm">
          <text:p text:style-name="P1">Roll</text:p>
          <text:p text:style-name="P1">Estimate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4" draw:text-style-name="P1" draw:layer="layout" svg:x1="5.699cm" svg:y1="12.956cm" svg:x2="7.35cm" svg:y2="12.839cm">
          <text:p/>
        </draw:line>
        <draw:line draw:style-name="gr4" draw:text-style-name="P1" draw:layer="layout" svg:x1="5.318cm" svg:y1="13.982cm" svg:x2="7.096cm" svg:y2="14.744cm">
          <text:p/>
        </draw:line>
        <draw:custom-shape draw:style-name="gr2" draw:text-style-name="P1" xml:id="id22" draw:id="id22" draw:layer="layout" svg:width="4.191cm" svg:height="1.524cm" svg:x="7.731cm" svg:y="34.804cm">
          <text:p text:style-name="P1">Climb Rate</text:p>
          <text:p text:style-name="P1">Estimate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4" draw:text-style-name="P1" draw:layer="layout" svg:x1="5.699cm" svg:y1="33.648cm" svg:x2="7.604cm" svg:y2="33.658cm">
          <text:p/>
        </draw:line>
        <draw:custom-shape draw:style-name="gr5" draw:text-style-name="P1" xml:id="id9" draw:id="id9" draw:layer="layout" svg:width="2.921cm" svg:height="2.54cm" svg:x="12.303cm" svg:y="16.893cm">
          <text:p text:style-name="P1">Turn</text:p>
          <text:p text:style-name="P1">Rate</text:p>
          <text:p text:style-name="P1">Computed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4" draw:text-style-name="P1" draw:layer="layout" svg:x1="11.287cm" svg:y1="18.272cm" svg:x2="12.557cm" svg:y2="18.544cm">
          <text:p/>
        </draw:line>
        <draw:custom-shape draw:style-name="gr2" draw:text-style-name="P1" xml:id="id11" draw:id="id11" draw:layer="layout" svg:width="3.943cm" svg:height="2.032cm" svg:x="20.939cm" svg:y="17.157cm">
          <text:p text:style-name="P1">Roll Rate</text:p>
          <text:p text:style-name="P1">Estimate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4" draw:text-style-name="P1" draw:layer="layout" svg:x1="14.97cm" svg:y1="18.427cm" svg:x2="16.494cm" svg:y2="18.427cm">
          <text:p/>
        </draw:line>
        <draw:line draw:style-name="gr4" draw:text-style-name="P1" draw:layer="layout" svg:x1="19.669cm" svg:y1="18.554cm" svg:x2="21.32cm" svg:y2="18.554cm">
          <text:p/>
        </draw:line>
        <draw:custom-shape draw:style-name="gr2" draw:text-style-name="P1" xml:id="id21" draw:id="id21" draw:layer="layout" svg:width="4.191cm" svg:height="1.905cm" svg:x="12.557cm" svg:y="30.845cm">
          <text:p text:style-name="P1">Airspeed</text:p>
          <text:p text:style-name="P1">Estimate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4" draw:text-style-name="P1" draw:layer="layout" svg:x1="5.572cm" svg:y1="33.912cm" svg:x2="8.112cm" svg:y2="35.182cm">
          <text:p/>
        </draw:line>
        <draw:custom-shape draw:style-name="gr3" draw:text-style-name="P1" xml:id="id15" draw:id="id15" draw:layer="layout" svg:width="4.191cm" svg:height="2.667cm" svg:x="6.334cm" svg:y="24.876cm">
          <text:p text:style-name="P1">Airspeed</text:p>
          <text:p text:style-name="P1">Computed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4" draw:text-style-name="P1" draw:layer="layout" svg:x1="5.826cm" svg:y1="27.289cm" svg:x2="6.842cm" svg:y2="26.781cm">
          <text:p/>
        </draw:line>
        <draw:custom-shape draw:style-name="gr2" draw:text-style-name="P1" xml:id="id7" draw:id="id7" draw:layer="layout" svg:width="3.683cm" svg:height="1.524cm" svg:x="28.432cm" svg:y="10.902cm">
          <text:p text:style-name="P1">Ya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3.683cm" svg:height="1.524cm" svg:x="28.432cm" svg:y="6.802cm">
          <text:p text:style-name="P1">Pit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4" draw:id="id14" draw:layer="layout" svg:width="3.683cm" svg:height="1.524cm" svg:x="28.432cm" svg:y="19.12cm">
          <text:p text:style-name="P1">Head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3.683cm" svg:height="1.524cm" svg:x="28.432cm" svg:y="21.52cm">
          <text:p text:style-name="P1">Turn R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6" draw:id="id16" draw:layer="layout" svg:width="3.683cm" svg:height="1.524cm" svg:x="28.432cm" svg:y="25.82cm">
          <text:p text:style-name="P1">Airspe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8" draw:id="id18" draw:layer="layout" svg:width="3.683cm" svg:height="1.524cm" svg:x="28.432cm" svg:y="27.92cm">
          <text:p text:style-name="P1">Climb R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9" draw:id="id19" draw:layer="layout" svg:width="3.683cm" svg:height="1.524cm" svg:x="28.432cm" svg:y="30.22cm">
          <text:p text:style-name="P1">Altitu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0.906cm" svg:y1="12.697cm" svg:x2="28.432cm" svg:y2="7.564cm" draw:start-shape="id1" draw:start-glue-point="9" draw:end-shape="id2" draw:end-glue-point="3" svg:d="M10906 12697h8762v-5133h8764">
          <text:p/>
        </draw:connector>
        <draw:connector draw:style-name="gr6" draw:text-style-name="P1" draw:layer="layout" svg:x1="6.08cm" svg:y1="7.632cm" svg:x2="28.432cm" svg:y2="7.564cm" draw:start-shape="id3" draw:start-glue-point="1" draw:end-shape="id2" draw:end-glue-point="3" svg:d="M6080 7632h11176v-68h11176">
          <text:p/>
        </draw:connector>
        <draw:connector draw:style-name="gr6" draw:text-style-name="P1" draw:layer="layout" svg:x1="4.048cm" svg:y1="8.521cm" svg:x2="28.432cm" svg:y2="9.664cm" draw:start-shape="id3" draw:start-glue-point="2" draw:end-shape="id4" draw:end-glue-point="3" svg:d="M4048 8521v1143h24384">
          <text:p/>
        </draw:connector>
        <draw:connector draw:style-name="gr6" draw:text-style-name="P1" draw:layer="layout" svg:x1="9.763cm" svg:y1="15.043cm" svg:x2="28.432cm" svg:y2="9.664cm" draw:start-shape="id5" draw:start-glue-point="9" draw:end-shape="id4" draw:end-glue-point="3" svg:d="M9763 15043h9335v-5379h9334">
          <text:p/>
        </draw:connector>
        <draw:connector draw:style-name="gr7" draw:text-style-name="P1" draw:layer="layout" svg:x1="3.794cm" svg:y1="12.448cm" svg:x2="28.432cm" svg:y2="11.664cm" draw:start-shape="id6" draw:start-glue-point="0" draw:end-shape="id7" draw:end-glue-point="3" svg:d="M3794 12448v-784h24638">
          <text:p/>
        </draw:connector>
        <draw:connector draw:style-name="gr6" draw:text-style-name="P1" draw:layer="layout" draw:line-skew="-3.81cm" svg:x1="20.05cm" svg:y1="17.977cm" svg:x2="28.432cm" svg:y2="9.664cm" draw:start-shape="id8" draw:start-glue-point="9" draw:end-shape="id4" draw:end-glue-point="3" svg:d="M20050 17977h381v-8313h8001">
          <text:p/>
        </draw:connector>
        <draw:connector draw:style-name="gr6" draw:text-style-name="P1" draw:layer="layout" svg:x1="14.652cm" svg:y1="19.433cm" svg:x2="28.432cm" svg:y2="22.282cm" draw:start-shape="id9" draw:start-glue-point="8" draw:end-shape="id10" draw:end-glue-point="3" svg:d="M14652 19433v2849h13780">
          <text:p/>
        </draw:connector>
        <draw:custom-shape draw:style-name="gr8" draw:text-style-name="P2" xml:id="id12" draw:id="id12" draw:layer="layout" svg:width="3.683cm" svg:height="1.524cm" svg:x="28.432cm" svg:y="13.102cm">
          <text:p text:style-name="P1"><text:span text:style-name="T1">Roll 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24.882cm" svg:y1="17.934cm" svg:x2="28.432cm" svg:y2="13.864cm" draw:start-shape="id11" draw:start-glue-point="9" draw:end-shape="id12" draw:end-glue-point="3" svg:d="M24882 17934h1775v-4070h1775">
          <text:p/>
        </draw:connector>
        <draw:connector draw:style-name="gr6" draw:text-style-name="P1" draw:layer="layout" draw:line-skew="-4.826cm" svg:x1="6.08cm" svg:y1="7.632cm" svg:x2="28.432cm" svg:y2="13.864cm" draw:start-shape="id3" draw:start-glue-point="1" draw:end-shape="id12" draw:end-glue-point="3" svg:d="M6080 7632h6350v6232h16002">
          <text:p/>
        </draw:connector>
        <draw:connector draw:style-name="gr6" draw:text-style-name="P1" draw:layer="layout" draw:line-skew="0cm -0.254cm" svg:x1="10.494cm" svg:y1="19.499cm" svg:x2="28.432cm" svg:y2="19.882cm" draw:start-shape="id13" draw:start-glue-point="8" draw:end-shape="id14" draw:end-glue-point="3" svg:d="M10494 19499v501h9175v-118h8763">
          <text:p/>
        </draw:connector>
        <draw:connector draw:style-name="gr6" draw:text-style-name="P1" draw:layer="layout" svg:x1="10.525cm" svg:y1="25.896cm" svg:x2="28.432cm" svg:y2="26.582cm" draw:start-shape="id15" draw:start-glue-point="9" draw:end-shape="id16" draw:end-glue-point="3" svg:d="M10525 25896h8953v686h8954">
          <text:p/>
        </draw:connector>
        <draw:connector draw:style-name="gr6" draw:text-style-name="P1" draw:layer="layout" draw:line-skew="0.381cm" svg:x1="17.002cm" svg:y1="29.112cm" svg:x2="28.432cm" svg:y2="28.682cm" draw:start-shape="id17" draw:start-glue-point="9" draw:end-shape="id18" svg:d="M17002 29112h6096v-430h5334">
          <text:p/>
        </draw:connector>
        <draw:connector draw:style-name="gr6" draw:text-style-name="P1" draw:layer="layout" svg:x1="16.256cm" svg:y1="30.21cm" svg:x2="28.432cm" svg:y2="30.982cm" draw:start-shape="id17" draw:start-glue-point="8" draw:end-shape="id19" draw:end-glue-point="3" svg:d="M16256 30210v772h12176">
          <text:p/>
        </draw:connector>
        <draw:connector draw:style-name="gr6" draw:text-style-name="P1" draw:layer="layout" draw:line-skew="-1.397cm" svg:x1="11.668cm" svg:y1="33.478cm" svg:x2="28.432cm" svg:y2="22.282cm" draw:start-shape="id20" draw:start-glue-point="9" draw:end-shape="id10" draw:end-glue-point="3" svg:d="M11668 33478h6985v-11196h9779">
          <text:p/>
        </draw:connector>
        <draw:connector draw:style-name="gr6" draw:text-style-name="P1" draw:layer="layout" svg:x1="16.748cm" svg:y1="31.573cm" svg:x2="28.432cm" svg:y2="26.582cm" draw:start-shape="id21" draw:start-glue-point="9" draw:end-shape="id16" draw:end-glue-point="3" svg:d="M16748 31573h5842v-4991h5842">
          <text:p/>
        </draw:connector>
        <draw:connector draw:style-name="gr6" draw:text-style-name="P1" draw:layer="layout" draw:line-skew="3.429cm" svg:x1="11.922cm" svg:y1="35.387cm" svg:x2="28.432cm" svg:y2="28.682cm" draw:start-shape="id22" draw:start-glue-point="9" draw:end-shape="id18" draw:end-glue-point="3" svg:d="M11922 35387h11684v-6705h4826">
          <text:p/>
        </draw:connector>
        <draw:connector draw:style-name="gr6" draw:text-style-name="P1" xml:id="id24" draw:id="id24" draw:layer="layout" draw:line-skew="7.881cm" svg:x1="7.584cm" svg:y1="38.026cm" svg:x2="28.432cm" svg:y2="30.982cm" draw:end-shape="id19" svg:d="M7584 38026h18054v-7044h2794">
          <text:p/>
        </draw:connector>
        <draw:connector draw:style-name="gr9" draw:text-style-name="P1" draw:layer="layout" svg:x1="3.794cm" svg:y1="34.322cm" svg:x2="7.584cm" svg:y2="38.026cm" draw:start-shape="id23" draw:start-glue-point="2" draw:end-shape="id24" draw:end-glue-point="2" svg:d="M3794 34322v3704h3790">
          <text:p/>
        </draw:connector>
        <draw:custom-shape draw:style-name="gr2" draw:text-style-name="P1" xml:id="id25" draw:id="id25" draw:layer="layout" svg:width="3.683cm" svg:height="1.524cm" svg:x="28.432cm" svg:y="33.032cm">
          <text:p text:style-name="P1">Ground</text:p>
          <text:p text:style-name="P1">Ve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line-skew="4.15cm 9.906cm" svg:x1="3.794cm" svg:y1="34.322cm" svg:x2="28.432cm" svg:y2="33.794cm" draw:start-shape="id23" draw:start-glue-point="2" draw:end-shape="id25" draw:end-glue-point="3" svg:d="M3794 34322v4651h23241v-5179h1397">
          <text:p/>
        </draw:connector>
        <draw:custom-shape draw:style-name="gr2" draw:text-style-name="P1" xml:id="id26" draw:id="id26" draw:layer="layout" svg:width="4.953cm" svg:height="2.667cm" svg:x="5.953cm" svg:y="20.84cm">
          <text:p text:style-name="P1">Heading + TAS</text:p>
          <text:p text:style-name="P1">Estimate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onnector draw:style-name="gr6" draw:text-style-name="P1" draw:layer="layout" svg:x1="10.906cm" svg:y1="21.86cm" svg:x2="28.432cm" svg:y2="19.882cm" draw:start-shape="id26" draw:start-glue-point="9" draw:end-shape="id14" draw:end-glue-point="3" svg:d="M10906 21860h8763v-1978h8763">
          <text:p/>
        </draw:connector>
        <draw:connector draw:style-name="gr6" draw:text-style-name="P1" draw:layer="layout" svg:x1="1.762cm" svg:y1="33.433cm" svg:x2="5.953cm" svg:y2="21.86cm" draw:start-shape="id23" draw:start-glue-point="3" draw:end-shape="id26" draw:end-glue-point="5" svg:d="M1762 33433h-501v-11573h4692">
          <text:p/>
        </draw:connector>
        <draw:custom-shape draw:style-name="gr2" draw:text-style-name="P1" xml:id="id28" draw:id="id28" draw:layer="layout" svg:width="4.826cm" svg:height="1.905cm" svg:x="35.544cm" svg:y="6.489cm">
          <text:p text:style-name="P1">Expected</text:p>
          <text:p text:style-name="P1">Pitch</text:p>
          <draw:enhanced-geometry svg:viewBox="0 0 21600 21600" draw:mirror-horizontal="false" draw:mirror-vertical="false" draw:glue-points="?f6 10800 10800 21600 ?f5 10800 10800 0" draw:text-areas="?f3 ?f3 ?f4 ?f4" draw:type="trapezoid" draw:modifiers="3225.40349035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xml:id="id29" draw:id="id29" draw:layer="layout" svg:width="4.826cm" svg:height="1.905cm" svg:x="35.545cm" svg:y="8.689cm">
          <text:p text:style-name="P1">Expected</text:p>
          <text:p text:style-name="P1">Roll</text:p>
          <draw:enhanced-geometry svg:viewBox="0 0 21600 21600" draw:mirror-horizontal="false" draw:mirror-vertical="false" draw:glue-points="?f6 10800 10800 21600 ?f5 10800 10800 0" draw:text-areas="?f3 ?f3 ?f4 ?f4" draw:type="trapezoid" draw:modifiers="3225.40349035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xml:id="id30" draw:id="id30" draw:layer="layout" svg:width="4.826cm" svg:height="1.905cm" svg:x="35.546cm" svg:y="10.889cm">
          <text:p text:style-name="P1">Expected</text:p>
          <text:p text:style-name="P1">Yaw</text:p>
          <draw:enhanced-geometry svg:viewBox="0 0 21600 21600" draw:mirror-horizontal="false" draw:mirror-vertical="false" draw:glue-points="?f6 10800 10800 21600 ?f5 10800 10800 0" draw:text-areas="?f3 ?f3 ?f4 ?f4" draw:type="trapezoid" draw:modifiers="3225.40349035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xml:id="id27" draw:id="id27" draw:layer="layout" svg:width="4.826cm" svg:height="1.905cm" svg:x="27.924cm" svg:y="3.032cm">
          <text:p text:style-name="P1">Flight</text:p>
          <text:p text:style-name="P1">Mode</text:p>
          <draw:enhanced-geometry svg:viewBox="0 0 21600 21600" draw:mirror-horizontal="false" draw:mirror-vertical="false" draw:glue-points="?f6 10800 10800 21600 ?f5 10800 10800 0" draw:text-areas="?f3 ?f3 ?f4 ?f4" draw:type="trapezoid" draw:modifiers="3225.40349035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6" draw:text-style-name="P1" draw:layer="layout" svg:x1="30.337cm" svg:y1="4.937cm" svg:x2="30.273cm" svg:y2="6.802cm" draw:start-shape="id27" draw:start-glue-point="5" draw:end-shape="id2" draw:end-glue-point="0" svg:d="M30337 4937v933h-64v932">
          <text:p/>
        </draw:connector>
        <draw:custom-shape draw:style-name="gr2" draw:text-style-name="P1" xml:id="id31" draw:id="id31" draw:layer="layout" svg:width="4.826cm" svg:height="1.905cm" svg:x="35.547cm" svg:y="13.089cm">
          <text:p text:style-name="P1">Expected</text:p>
          <text:p text:style-name="P1">Roll Rate</text:p>
          <draw:enhanced-geometry svg:viewBox="0 0 21600 21600" draw:mirror-horizontal="false" draw:mirror-vertical="false" draw:glue-points="?f6 10800 10800 21600 ?f5 10800 10800 0" draw:text-areas="?f3 ?f3 ?f4 ?f4" draw:type="trapezoid" draw:modifiers="3225.40349035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xml:id="id32" draw:id="id32" draw:layer="layout" svg:width="4.826cm" svg:height="1.905cm" svg:x="35.548cm" svg:y="17.489cm">
          <text:p text:style-name="P1">Expected</text:p>
          <text:p text:style-name="P1">Heading</text:p>
          <draw:enhanced-geometry svg:viewBox="0 0 21600 21600" draw:mirror-horizontal="false" draw:mirror-vertical="false" draw:glue-points="?f6 10800 10800 21600 ?f5 10800 10800 0" draw:text-areas="?f3 ?f3 ?f4 ?f4" draw:type="trapezoid" draw:modifiers="3225.40349035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xml:id="id33" draw:id="id33" draw:layer="layout" svg:width="4.826cm" svg:height="1.905cm" svg:x="35.549cm" svg:y="19.789cm">
          <text:p text:style-name="P1">Expected</text:p>
          <text:p text:style-name="P1">Turn Rate</text:p>
          <draw:enhanced-geometry svg:viewBox="0 0 21600 21600" draw:mirror-horizontal="false" draw:mirror-vertical="false" draw:glue-points="?f6 10800 10800 21600 ?f5 10800 10800 0" draw:text-areas="?f3 ?f3 ?f4 ?f4" draw:type="trapezoid" draw:modifiers="3225.40349035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xml:id="id34" draw:id="id34" draw:layer="layout" svg:width="4.826cm" svg:height="1.905cm" svg:x="35.55cm" svg:y="25.189cm">
          <text:p text:style-name="P1">Expected</text:p>
          <text:p text:style-name="P1">Airspeed</text:p>
          <draw:enhanced-geometry svg:viewBox="0 0 21600 21600" draw:mirror-horizontal="false" draw:mirror-vertical="false" draw:glue-points="?f6 10800 10800 21600 ?f5 10800 10800 0" draw:text-areas="?f3 ?f3 ?f4 ?f4" draw:type="trapezoid" draw:modifiers="3225.40349035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xml:id="id35" draw:id="id35" draw:layer="layout" svg:width="4.826cm" svg:height="1.905cm" svg:x="35.551cm" svg:y="27.389cm">
          <text:p text:style-name="P1">Expected</text:p>
          <text:p text:style-name="P1">Climb Rate</text:p>
          <draw:enhanced-geometry svg:viewBox="0 0 21600 21600" draw:mirror-horizontal="false" draw:mirror-vertical="false" draw:glue-points="?f6 10800 10800 21600 ?f5 10800 10800 0" draw:text-areas="?f3 ?f3 ?f4 ?f4" draw:type="trapezoid" draw:modifiers="3225.40349035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xml:id="id36" draw:id="id36" draw:layer="layout" svg:width="4.826cm" svg:height="1.905cm" svg:x="35.552cm" svg:y="29.789cm">
          <text:p text:style-name="P1">Expected</text:p>
          <text:p text:style-name="P1">Altitude</text:p>
          <draw:enhanced-geometry svg:viewBox="0 0 21600 21600" draw:mirror-horizontal="false" draw:mirror-vertical="false" draw:glue-points="?f6 10800 10800 21600 ?f5 10800 10800 0" draw:text-areas="?f3 ?f3 ?f4 ?f4" draw:type="trapezoid" draw:modifiers="3225.40349035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xml:id="id37" draw:id="id37" draw:layer="layout" svg:width="4.826cm" svg:height="1.905cm" svg:x="35.553cm" svg:y="32.689cm">
          <text:p text:style-name="P1">Expected</text:p>
          <text:p text:style-name="P1">Ground Vector</text:p>
          <draw:enhanced-geometry svg:viewBox="0 0 21600 21600" draw:mirror-horizontal="false" draw:mirror-vertical="false" draw:glue-points="?f6 10800 10800 21600 ?f5 10800 10800 0" draw:text-areas="?f3 ?f3 ?f4 ?f4" draw:type="trapezoid" draw:modifiers="3225.40349035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6" draw:text-style-name="P1" draw:layer="layout" svg:x1="35.904cm" svg:y1="7.442cm" svg:x2="32.115cm" svg:y2="7.564cm" draw:start-shape="id28" draw:start-glue-point="6" draw:end-shape="id2" draw:end-glue-point="1" svg:d="M35904 7442h-2074v122h-1715">
          <text:p/>
        </draw:connector>
        <draw:connector draw:style-name="gr6" draw:text-style-name="P1" draw:layer="layout" svg:x1="35.905cm" svg:y1="9.642cm" svg:x2="32.115cm" svg:y2="9.664cm" draw:start-shape="id29" draw:start-glue-point="6" draw:end-shape="id4" draw:end-glue-point="1" svg:d="M35905 9642h-2075v22h-1715">
          <text:p/>
        </draw:connector>
        <draw:connector draw:style-name="gr6" draw:text-style-name="P1" draw:layer="layout" svg:x1="35.906cm" svg:y1="11.842cm" svg:x2="32.115cm" svg:y2="11.664cm" draw:start-shape="id30" draw:start-glue-point="6" draw:end-shape="id7" draw:end-glue-point="1" svg:d="M35906 11842h-2075v-178h-1716">
          <text:p/>
        </draw:connector>
        <draw:connector draw:style-name="gr6" draw:text-style-name="P1" draw:layer="layout" svg:x1="35.907cm" svg:y1="14.042cm" svg:x2="32.115cm" svg:y2="13.864cm" draw:start-shape="id31" draw:start-glue-point="6" draw:end-shape="id12" draw:end-glue-point="1" svg:d="M35907 14042h-2076v-178h-1716">
          <text:p/>
        </draw:connector>
        <draw:connector draw:style-name="gr6" draw:text-style-name="P1" draw:layer="layout" svg:x1="35.908cm" svg:y1="18.442cm" svg:x2="32.115cm" svg:y2="19.882cm" draw:start-shape="id32" draw:start-glue-point="6" draw:end-shape="id14" draw:end-glue-point="1" svg:d="M35908 18442h-2076v1440h-1717">
          <text:p/>
        </draw:connector>
        <draw:connector draw:style-name="gr6" draw:text-style-name="P1" draw:layer="layout" svg:x1="35.909cm" svg:y1="20.742cm" svg:x2="32.115cm" svg:y2="22.282cm" draw:start-shape="id33" draw:start-glue-point="6" draw:end-shape="id10" draw:end-glue-point="1" svg:d="M35909 20742h-2077v1540h-1717">
          <text:p/>
        </draw:connector>
        <draw:connector draw:style-name="gr6" draw:text-style-name="P1" draw:layer="layout" svg:x1="35.91cm" svg:y1="26.142cm" svg:x2="32.115cm" svg:y2="26.582cm" draw:start-shape="id34" draw:start-glue-point="6" draw:end-shape="id16" draw:end-glue-point="1" svg:d="M35910 26142h-2077v440h-1718">
          <text:p/>
        </draw:connector>
        <draw:connector draw:style-name="gr6" draw:text-style-name="P1" draw:layer="layout" svg:x1="35.911cm" svg:y1="28.342cm" svg:x2="32.115cm" svg:y2="28.682cm" draw:start-shape="id35" draw:start-glue-point="6" draw:end-shape="id18" draw:end-glue-point="1" svg:d="M35911 28342h-2078v340h-1718">
          <text:p/>
        </draw:connector>
        <draw:connector draw:style-name="gr6" draw:text-style-name="P1" draw:layer="layout" svg:x1="35.912cm" svg:y1="30.742cm" svg:x2="32.115cm" svg:y2="30.982cm" draw:start-shape="id36" draw:start-glue-point="6" draw:end-shape="id19" draw:end-glue-point="1" svg:d="M35912 30742h-2078v240h-1719">
          <text:p/>
        </draw:connector>
        <draw:connector draw:style-name="gr6" draw:text-style-name="P1" draw:layer="layout" svg:x1="35.913cm" svg:y1="33.642cm" svg:x2="32.115cm" svg:y2="33.794cm" draw:start-shape="id37" draw:start-glue-point="6" draw:end-shape="id25" draw:end-glue-point="1" svg:d="M35913 33642h-2079v152h-1719">
          <text:p/>
        </draw:connector>
        <draw:custom-shape draw:style-name="gr2" draw:text-style-name="P1" xml:id="id38" draw:id="id38" draw:layer="layout" svg:width="4.953cm" svg:height="2.667cm" svg:x="20.812cm" svg:y="22.717cm">
          <text:p text:style-name="P1">Wind</text:p>
          <text:p text:style-name="P1">Estimate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onnector draw:style-name="gr10" draw:text-style-name="P1" draw:layer="layout" draw:line-skew="0cm 0.487cm" svg:x1="20.812cm" svg:y1="23.737cm" svg:x2="9.936cm" svg:y2="23.507cm" draw:start-shape="id38" draw:start-glue-point="5" draw:end-shape="id26" draw:end-glue-point="8" svg:d="M20812 23737h-4953v758h-5923v-988">
          <text:p/>
        </draw:connector>
        <draw:connector draw:style-name="gr10" draw:text-style-name="P1" draw:layer="layout" draw:line-skew="-0.614cm" svg:x1="30.273cm" svg:y1="20.644cm" svg:x2="23.289cm" svg:y2="22.717cm" draw:start-shape="id14" draw:start-glue-point="2" draw:end-shape="id38" draw:end-glue-point="4" svg:d="M30273 20644v422h-6984v1651">
          <text:p/>
        </draw:connector>
        <draw:connector draw:style-name="gr10" draw:text-style-name="P1" draw:layer="layout" svg:x1="30.273cm" svg:y1="25.82cm" svg:x2="25.765cm" svg:y2="23.737cm" draw:start-shape="id16" draw:start-glue-point="0" draw:end-shape="id38" draw:end-glue-point="9" svg:d="M30273 25820v-2083h-4508">
          <text:p/>
        </draw:connector>
        <draw:connector draw:style-name="gr10" draw:text-style-name="P1" draw:layer="layout" draw:line-skew="3.161cm" svg:x1="30.273cm" svg:y1="33.032cm" svg:x2="24.795cm" svg:y2="25.384cm" draw:start-shape="id25" draw:start-glue-point="0" draw:end-shape="id38" draw:end-glue-point="8" svg:d="M30273 33032v-663h-5478v-6985">
          <text:p/>
        </draw:connector>
        <draw:custom-shape draw:style-name="gr2" draw:text-style-name="P1" xml:id="id39" draw:id="id39" draw:layer="layout" svg:width="4.826cm" svg:height="1.905cm" svg:x="35.29cm" svg:y="22.798cm">
          <text:p text:style-name="P1">Reported</text:p>
          <text:p text:style-name="P1">Winds Aloft</text:p>
          <draw:enhanced-geometry svg:viewBox="0 0 21600 21600" draw:mirror-horizontal="false" draw:mirror-vertical="false" draw:glue-points="?f6 10800 10800 21600 ?f5 10800 10800 0" draw:text-areas="?f3 ?f3 ?f4 ?f4" draw:type="trapezoid" draw:modifiers="3225.40349035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0" draw:text-style-name="P1" draw:layer="layout" svg:x1="35.65cm" svg:y1="23.751cm" svg:x2="25.765cm" svg:y2="23.737cm" draw:start-shape="id39" draw:start-glue-point="6" draw:end-shape="id38" draw:end-glue-point="9" svg:d="M35650 23751h-5122v-14h-4763">
          <text:p/>
        </draw:connector>
        <draw:connector draw:style-name="gr10" draw:text-style-name="P1" draw:layer="layout" draw:line-skew="-0.698cm" svg:x1="10.906cm" svg:y1="21.86cm" svg:x2="12.557cm" svg:y2="31.573cm" draw:start-shape="id26" draw:start-glue-point="9" draw:end-shape="id21" draw:end-glue-point="5" svg:d="M10906 21860h127v9713h1524">
          <text:p/>
        </draw:connector>
        <draw:custom-shape draw:style-name="gr2" draw:text-style-name="P1" xml:id="id41" draw:id="id41" draw:layer="layout" svg:width="3.302cm" svg:height="2.54cm" svg:x="7.35cm" svg:y="28.94cm">
          <text:p text:style-name="P1">Pressure</text:p>
          <text:p text:style-name="P1">Factors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onnector draw:style-name="gr10" draw:text-style-name="P1" draw:layer="layout" svg:x1="5.953cm" svg:y1="31.201cm" svg:x2="7.35cm" svg:y2="29.911cm" draw:start-shape="id40" draw:start-glue-point="1" draw:end-shape="id41" draw:end-glue-point="5" svg:d="M5953 31201h699v-1290h698">
          <text:p/>
        </draw:connector>
        <draw:connector draw:style-name="gr10" draw:text-style-name="P1" draw:layer="layout" svg:x1="10.652cm" svg:y1="29.911cm" svg:x2="12.557cm" svg:y2="31.573cm" draw:start-shape="id41" draw:start-glue-point="9" draw:end-shape="id21" draw:end-glue-point="5" svg:d="M10652 29911h953v1662h952">
          <text:p/>
        </draw:connector>
        <draw:connector draw:style-name="gr10" draw:text-style-name="P1" draw:layer="layout" draw:line-skew="0.762cm" svg:x1="9.001cm" svg:y1="28.94cm" svg:x2="21.782cm" svg:y2="25.384cm" draw:start-shape="id41" draw:start-glue-point="4" draw:end-shape="id38" draw:end-glue-point="6" svg:d="M9001 28940v-1016h12781v-2540">
          <text:p/>
        </draw:connector>
        <draw:connector draw:style-name="gr10" draw:text-style-name="P1" draw:layer="layout" svg:x1="10.652cm" svg:y1="29.911cm" svg:x2="13.192cm" svg:y2="29.112cm" draw:start-shape="id41" draw:start-glue-point="9" draw:end-shape="id17" draw:end-glue-point="5" svg:d="M10652 29911h1271v-799h12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rrett Herschleb</meta:initial-creator>
    <meta:creation-date>2018-09-15T16:04:22.02</meta:creation-date>
    <dc:date>2018-09-19T10:20:31.98</dc:date>
    <dc:creator>Garrett Herschleb</dc:creator>
    <meta:editing-duration>P3DT32M33S</meta:editing-duration>
    <meta:editing-cycles>27</meta:editing-cycles>
    <meta:generator>OpenOffice/4.1.0$Win32 OpenOffice.org_project/410m18$Build-9764</meta:generator>
    <meta:document-statistic meta:object-count="94"/>
  </office:meta>
</office:document-meta>
</file>